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7B6A90003C21DB22FE8BC.svm" manifest:media-type=""/>
  <manifest:file-entry manifest:full-path="Pictures/200000090001FB0D000222382A0E4DC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664cm" fo:margin-left="-0.136cm" table:align="left" style:writing-mode="lr-tb"/>
    </style:style>
    <style:style style:name="Tabelle1.A" style:family="table-column">
      <style:table-column-properties style:column-width="3.713cm"/>
    </style:style>
    <style:style style:name="Tabelle1.B" style:family="table-column">
      <style:table-column-properties style:column-width="3.951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1.B1" style:family="table-cell">
      <style:table-cell-properties style:vertical-align="top" fo:padding-left="0.123cm" fo:padding-right="0.123cm" fo:padding-top="0cm" fo:padding-bottom="0cm" fo:border="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size="20pt" style:font-name-asian="Arial" style:font-size-asian="20pt" style:font-name-complex="Arial" style:font-size-complex="20pt"/>
    </style:style>
    <style:style style:name="P3" style:family="paragraph" style:parent-style-name="Standard">
      <style:paragraph-properties fo:text-align="center" style:justify-single-word="false"/>
      <style:text-properties style:font-name="Arial" fo:font-size="20pt" style:font-name-asian="Arial" style:font-size-asian="20pt" style:font-name-complex="Arial" style:font-size-complex="20pt"/>
    </style:style>
    <style:style style:name="P4" style:family="paragraph" style:parent-style-name="Standard">
      <style:paragraph-properties fo:text-align="justify" style:justify-single-word="false"/>
      <style:text-properties style:font-name="Arial" fo:font-size="20pt" style:font-name-asian="Arial" style:font-size-asian="20pt" style:font-name-complex="Arial" style:font-size-complex="20pt"/>
    </style:style>
    <style:style style:name="P5" style:family="paragraph" style:parent-style-name="Standard">
      <style:text-properties style:font-name="Arial" fo:font-size="20pt" officeooo:paragraph-rsid="0000c46b" style:font-name-asian="Arial" style:font-size-asian="20pt" style:font-name-complex="Arial" style:font-size-complex="20pt"/>
    </style:style>
    <style:style style:name="P6" style:family="paragraph" style:parent-style-name="Standard">
      <style:text-properties style:font-name="Arial" fo:font-size="20pt" fo:font-weight="normal" style:font-name-asian="Arial" style:font-size-asian="20pt" style:font-weight-asian="normal" style:font-name-complex="Arial" style:font-size-complex="20pt" style:font-weight-complex="normal"/>
    </style:style>
    <style:style style:name="P7" style:family="paragraph" style:parent-style-name="Standard">
      <style:paragraph-properties fo:text-align="center" style:justify-single-word="false"/>
      <style:text-properties style:font-name="Arial" fo:font-size="20pt" fo:font-weight="normal" style:font-name-asian="Arial" style:font-size-asian="20pt" style:font-weight-asian="normal" style:font-name-complex="Arial" style:font-size-complex="20pt" style:font-weight-complex="normal"/>
    </style:style>
    <style:style style:name="P8" style:family="paragraph" style:parent-style-name="Standard">
      <style:paragraph-properties fo:text-align="justify" style:justify-single-word="false"/>
      <style:text-properties style:font-name="Arial" fo:font-size="20pt" fo:font-weight="normal" style:font-name-asian="Arial" style:font-size-asian="20pt" style:font-weight-asian="normal" style:font-name-complex="Arial" style:font-size-complex="20pt" style:font-weight-complex="normal"/>
    </style:style>
    <style:style style:name="P9" style:family="paragraph" style:parent-style-name="Standard">
      <style:paragraph-properties fo:text-align="justify" style:justify-single-word="false"/>
    </style:style>
    <style:style style:name="P10" style:family="paragraph" style:parent-style-name="Standard">
      <style:text-properties style:font-name="Courier" fo:font-weight="normal" style:font-name-asian="Courier" style:font-weight-asian="normal" style:font-name-complex="Courier" style:font-weight-complex="normal"/>
    </style:style>
    <style:style style:name="P11" style:family="paragraph" style:parent-style-name="Standard">
      <style:paragraph-properties fo:text-align="justify" style:justify-single-word="false"/>
      <style:text-properties style:font-name="Courier" fo:font-weight="normal" style:font-name-asian="Courier" style:font-weight-asian="normal" style:font-name-complex="Courier" style:font-weight-complex="normal"/>
    </style:style>
    <style:style style:name="P12" style:family="paragraph" style:parent-style-name="Standard">
      <style:paragraph-properties fo:text-align="end" style:justify-single-word="false"/>
      <style:text-properties style:font-name="Courier" fo:font-weight="normal" style:font-name-asian="Courier" style:font-weight-asian="normal" style:font-name-complex="Courier" style:font-weight-complex="normal"/>
    </style:style>
    <style:style style:name="P13" style:family="paragraph" style:parent-style-name="Standard">
      <style:paragraph-properties fo:text-align="center" style:justify-single-word="false"/>
      <style:text-properties style:font-name="Courier" fo:font-weight="normal" style:font-name-asian="Courier" style:font-weight-asian="normal" style:font-name-complex="Courier" style:font-weight-complex="normal"/>
    </style:style>
    <style:style style:name="P14" style:family="paragraph" style:parent-style-name="Standard">
      <style:paragraph-properties fo:text-align="justify" style:justify-single-word="false"/>
      <style:text-properties style:font-name="Courier" fo:font-size="16pt" fo:font-weight="normal" style:font-name-asian="Courier" style:font-size-asian="16pt" style:font-weight-asian="normal" style:font-name-complex="Courier" style:font-size-complex="16pt" style:font-weight-complex="normal"/>
    </style:style>
    <style:style style:name="P15" style:family="paragraph" style:parent-style-name="Standard">
      <style:paragraph-properties fo:text-align="justify" style:justify-single-word="false"/>
      <style:text-properties style:font-name="Courier" fo:font-style="italic" style:font-name-asian="Courier" style:font-style-asian="italic" style:font-name-complex="Courier" style:font-style-complex="italic"/>
    </style:style>
    <style:style style:name="P16" style:family="paragraph" style:parent-style-name="Standard">
      <style:paragraph-properties fo:text-align="end" style:justify-single-word="false"/>
      <style:text-properties style:font-name="Courier" style:font-name-asian="Courier" style:font-name-complex="Courier"/>
    </style:style>
    <style:style style:name="P17" style:family="paragraph" style:parent-style-name="Standard">
      <style:text-properties fo:font-style="italic" fo:font-weight="normal" officeooo:rsid="001b02c9" officeooo:paragraph-rsid="0000c46b"/>
    </style:style>
    <style:style style:name="P18" style:family="paragraph" style:parent-style-name="Standard">
      <style:paragraph-properties fo:text-align="justify" style:justify-single-word="false" fo:break-before="page"/>
      <style:text-properties style:font-name="Arial" fo:font-size="20pt" style:font-name-asian="Arial" style:font-size-asian="20pt" style:font-name-complex="Arial" style:font-size-complex="20pt"/>
    </style:style>
    <style:style style:name="P19" style:family="paragraph" style:parent-style-name="Standard">
      <style:paragraph-properties fo:text-align="justify" style:justify-single-word="false" fo:break-before="page"/>
      <style:text-properties style:font-name="Arial" fo:font-size="20pt" fo:font-weight="normal" style:font-name-asian="Arial" style:font-size-asian="20pt" style:font-weight-asian="normal" style:font-name-complex="Arial" style:font-size-complex="20pt" style:font-weight-complex="normal"/>
    </style:style>
    <style:style style:name="P20" style:family="paragraph" style:parent-style-name="Standard">
      <style:paragraph-properties fo:text-align="center" style:justify-single-word="false" fo:break-before="page"/>
      <style:text-properties style:font-name="Arial" fo:font-size="20pt" fo:font-weight="normal" style:font-name-asian="Arial" style:font-size-asian="20pt" style:font-weight-asian="normal" style:font-name-complex="Arial" style:font-size-complex="20pt" style:font-weight-complex="normal"/>
    </style:style>
    <style:style style:name="P21" style:family="paragraph" style:parent-style-name="Standard" style:master-page-name="Standard">
      <style:paragraph-properties fo:text-align="center" style:justify-single-word="false" style:page-number="auto"/>
      <style:text-properties style:font-name="Arial" fo:font-size="20pt" style:font-name-asian="Arial" style:font-size-asian="20pt" style:font-name-complex="Arial" style:font-size-complex="20pt"/>
    </style:style>
    <style:style style:name="P22" style:family="paragraph" style:parent-style-name="Standard" style:list-style-name="L1">
      <style:paragraph-properties fo:margin-left="0.501cm" fo:margin-right="0cm" fo:line-height="150%" fo:text-indent="-0.501cm" style:auto-text-indent="false"/>
      <style:text-properties style:font-name="Arial" fo:font-size="20pt" style:font-name-asian="Arial" style:font-size-asian="20pt" style:font-name-complex="Arial" style:font-size-complex="20pt"/>
    </style:style>
    <style:style style:name="P23" style:family="paragraph" style:parent-style-name="Standard">
      <style:paragraph-properties fo:text-align="center" style:justify-single-word="false" fo:break-before="page"/>
      <style:text-properties style:font-name="Arial" fo:font-size="20pt" style:font-name-asian="Arial" style:font-size-asian="20pt" style:font-name-complex="Arial" style:font-size-complex="20pt"/>
    </style:style>
    <style:style style:name="P24" style:family="paragraph" style:parent-style-name="Heading_20_1">
      <style:paragraph-properties style:line-height-at-least="0cm" fo:text-align="center" style:justify-single-word="false"/>
      <style:text-properties fo:font-size="20pt" style:font-size-asian="20pt" style:font-size-complex="20pt"/>
    </style:style>
    <style:style style:name="P25" style:family="paragraph" style:parent-style-name="Heading_20_1">
      <style:paragraph-properties fo:margin-top="0cm" fo:margin-bottom="0cm" style:contextual-spacing="false" fo:text-align="center" style:justify-single-word="false" fo:break-before="page"/>
      <style:text-properties fo:font-size="20pt" fo:font-weight="normal" style:font-size-asian="20pt" style:font-weight-asian="normal" style:font-size-complex="20pt" style:font-weight-complex="normal"/>
    </style:style>
    <style:style style:name="P26" style:family="paragraph" style:parent-style-name="Heading_20_1">
      <style:paragraph-properties fo:margin-top="0cm" fo:margin-bottom="0cm" style:contextual-spacing="false"/>
      <style:text-properties style:font-name="Courier" fo:font-weight="normal" style:font-name-asian="Courier" style:font-weight-asian="normal" style:font-name-complex="Courier" style:font-weight-complex="normal"/>
    </style:style>
    <style:style style:name="P27" style:family="paragraph" style:parent-style-name="Footer">
      <style:paragraph-properties fo:text-align="end" style:justify-single-word="false"/>
      <style:text-properties fo:font-weight="normal" style:font-weight-asian="normal" style:font-weight-complex="normal"/>
    </style:style>
    <style:style style:name="T1" style:family="text">
      <style:text-properties style:font-name="Arial" fo:font-size="20pt" style:font-name-asian="Arial" style:font-size-asian="20pt" style:font-name-complex="Arial" style:font-size-complex="20pt"/>
    </style:style>
    <style:style style:name="T2" style:family="text">
      <style:text-properties style:font-name="Arial" fo:font-size="20pt" fo:font-weight="normal" style:font-name-asian="Arial" style:font-size-asian="20pt" style:font-weight-asian="normal" style:font-name-complex="Arial" style:font-size-complex="20pt" style:font-weight-complex="normal"/>
    </style:style>
    <style:style style:name="T3" style:family="text">
      <style:text-properties style:font-name="Courier" fo:font-weight="normal" style:font-name-asian="Courier" style:font-weight-asian="normal" style:font-name-complex="Courier" style:font-weight-complex="normal"/>
    </style:style>
    <style:style style:name="T4" style:family="text">
      <style:text-properties style:font-name="Courier" fo:font-size="16pt" fo:font-weight="normal" style:font-name-asian="Courier" style:font-size-asian="16pt" style:font-weight-asian="normal" style:font-name-complex="Courier" style:font-size-complex="16pt" style:font-weight-complex="normal"/>
    </style:style>
    <style:style style:name="T5" style:family="text">
      <style:text-properties style:font-name="Courier" fo:font-size="16pt" fo:font-style="italic" style:font-name-asian="Courier" style:font-size-asian="16pt" style:font-style-asian="italic" style:font-name-complex="Courier" style:font-size-complex="16pt" style:font-style-complex="italic"/>
    </style:style>
    <style:style style:name="T6" style:family="text">
      <style:text-properties style:font-name="Courier" fo:font-style="italic" style:font-name-asian="Courier" style:font-style-asian="italic" style:font-name-complex="Courier" style:font-style-complex="italic"/>
    </style:style>
    <style:style style:name="T7" style:family="text">
      <style:text-properties style:text-position="sub 58%" style:font-name="Courier" fo:font-weight="normal" style:font-name-asian="Courier" style:font-weight-asian="normal" style:font-name-complex="Courier" style:font-weight-complex="normal"/>
    </style:style>
    <style:style style:name="T8" style:family="text">
      <style:text-properties officeooo:rsid="000188c7"/>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Aufgabe</text:p>
      <text:p text:style-name="P7"/>
      <text:p text:style-name="P8">Das 8-Damen Problem - Acht Damen sind auf einem Schachbrett so aufzustellen, daß sie sich gegenseitig nicht schlagen können</text:p>
      <text:p text:style-name="P2"/>
      <text:list xml:id="list29503148" text:style-name="L1">
        <text:list-item>
          <text:p text:style-name="P22">Analyse der Aufgabenstellung</text:p>
        </text:list-item>
        <text:list-item>
          <text:p text:style-name="P22">Lerninhalte</text:p>
        </text:list-item>
        <text:list-item>
          <text:p text:style-name="P22">Beschreibung der Algorithmen</text:p>
        </text:list-item>
        <text:list-item>
          <text:p text:style-name="P22">Darstellung des Lösungskonzepts mit Konzept-Struktogrammen</text:p>
        </text:list-item>
        <text:list-item>
          <text:p text:style-name="P22">Programmbeschreibung</text:p>
        </text:list-item>
        <text:list-item>
          <text:p text:style-name="P22">Testbericht, Protokolle von Programmabläufen</text:p>
        </text:list-item>
      </text:list>
      <text:p text:style-name="P17">Copyright 1999-2015 Rolf Hemmerling</text:p>
      <text:p text:style-name="P17">Licensed under the Apache License, Version 2.0</text:p>
      <text:p text:style-name="P5"/>
      <text:p text:style-name="P23">Analyse der Aufgabenstellung</text:p>
      <text:p text:style-name="P1"><text:span text:style-name="T2">.</text:span><text:span text:style-name="T1"> </text:span></text:p>
      <text:p text:style-name="P3"><draw:frame draw:style-name="fr1" draw:name="Grafik1" text:anchor-type="as-char" svg:width="4.905cm" svg:height="5.285cm" draw:z-index="0"><draw:image xlink:href="Pictures/200000090001FB0D000222382A0E4DC7.svm" xlink:type="simple" xlink:show="embed" xlink:actuate="onLoad"/></draw:frame></text:p>
      <text:p text:style-name="P4">Definition:</text:p>
      <text:p text:style-name="P9"><text:span text:style-name="T2">Beim </text:span><text:span text:style-name="T1">Rückwärtsverfolgung (Backtracking)</text:span><text:span text:style-name="T2"> geht man in einer Weise vor, die mit den Begriffen „Versuch und Irrtum“ zu beschreiben ist. Man geht auf eine Lösung zu, bis man feststellt, daß man so nicht weiterkommt. Dann kehrt man um bis zu einem Punkt, von dem aus ein neuer Ansatz gemacht werden kann. Dann versucht man es erneut.</text:span></text:p>
      <text:p text:style-name="P8"/>
      <text:p text:style-name="P7"/>
      <text:p text:style-name="P4"><draw:frame draw:style-name="fr1" draw:name="Grafik2" text:anchor-type="as-char" svg:width="15.991cm" svg:height="7.791cm" draw:z-index="1"><draw:image xlink:href="Pictures/200000090007B6A90003C21DB22FE8BC.svm" xlink:type="simple" xlink:show="embed" xlink:actuate="onLoad"/></draw:frame></text:p>
      <text:p text:style-name="P19"/>
      <text:p text:style-name="P4">Entwicklung des Algorithmus</text:p>
      <text:p text:style-name="P8"/>
      <text:p text:style-name="P8">8^8 <text:s/>= 16.0777.216 Möglichkeiten</text:p>
      <text:p text:style-name="P8"/>
      <text:p text:style-name="P9"><text:span text:style-name="T1">1-5 Dame:</text:span><text:span text:style-name="T2"> No Problem !</text:span></text:p>
      <text:p text:style-name="P9"><text:span text:style-name="T1">6.Dame:</text:span><text:span text:style-name="T2"> Jetzt geht es so leider nicht weiter ! </text:span></text:p>
      <text:p text:style-name="P3"/>
      <text:p text:style-name="P4">Einsatz des Backtracking-Verfahrens</text:p>
      <text:p text:style-name="P4"/>
      <text:p text:style-name="P4">Ansatz</text:p>
      <text:p text:style-name="P8">Einfachste Programmierung des Backtracking-Verfahrens durch rekursiven Aufruf einer Funktion. Dann wird ein Stapel angelegt, auf dem die jeweiligen Brettbelegungen aufbewahrt werden.</text:p>
      <text:p text:style-name="P8"/>
      <text:p text:style-name="P4">1.Verfeinerung</text:p>
      <text:p text:style-name="P8"/>
      <text:p text:style-name="P14">Um die Dame in Zeile n zu setzen,</text:p>
      <text:p text:style-name="P14"><text:tab/>Wiederhole</text:p>
      <text:p text:style-name="P14"><text:tab/><text:tab/>Versuche, die Dame in die laufende Spalte zu setzen</text:p>
      <text:p text:style-name="P9"><text:span text:style-name="T4"><text:tab/><text:tab/></text:span><text:span text:style-name="T5">Wenn das geht: Setze die Dame in die Zeile n+1 </text:span></text:p>
      <text:p text:style-name="P9"><text:span text:style-name="T5"><text:tab/><text:tab/></text:span><text:span text:style-name="T4">Nimm die zuletzt gesetzte Dame wieder weg</text:span></text:p>
      <text:p text:style-name="P14"><text:tab/><text:tab/>Gehe zur nächsten Spalte dieser Zeile.</text:p>
      <text:p text:style-name="P14"><text:tab/>bis die 8.Spalte der Zeile erreicht ist;</text:p>
      <text:p text:style-name="P8"/>
      <text:p text:style-name="P4">2. Verfeinerung</text:p>
      <text:p text:style-name="P8"/>
      <text:p text:style-name="P11"><text:soft-page-break/>Um die Dame in Zeile n zu setzten</text:p>
      <text:p text:style-name="P11"><text:tab/>Wiederhole</text:p>
      <text:p text:style-name="P9"><text:span text:style-name="T3"><text:tab/><text:tab/></text:span><text:span text:style-name="T6">Wenn die laufende Spalte sicher ist, </text:span></text:p>
      <text:p text:style-name="P15"><text:tab/><text:tab/><text:tab/>dann setze die Dame dorthin;</text:p>
      <text:p text:style-name="P11"><text:tab/><text:tab/><text:tab/>Wenn die 8.Zeile noch nicht erreicht ist,</text:p>
      <text:p text:style-name="P11"><text:tab/><text:tab/><text:tab/><text:tab/>dann setze eine Dame in die Zeile n+1</text:p>
      <text:p text:style-name="P11"><text:tab/><text:tab/><text:tab/><text:tab/>sonst gib das Brett aus </text:p>
      <text:p text:style-name="P11"><text:tab/><text:tab/><text:tab/><text:tab/>( = eine Lösung ist erreicht);</text:p>
      <text:p text:style-name="P10"><text:tab/><text:tab/><text:tab/>Nimm die gesetzte Damen wieder weg;</text:p>
      <text:p text:style-name="P10"><text:tab/><text:tab/>Gehe zur nächsten Spalte dieser Zeile über;</text:p>
      <text:p text:style-name="P11"><text:tab/>bis die 8.Spalte der Zeile erreicht ist;</text:p>
      <text:p text:style-name="P18"/>
      <text:p text:style-name="P4">Wann ist ein Platz sicher ?</text:p>
      <text:p text:style-name="P8"/>
      <text:p text:style-name="P8">Horowitz/Sahni:</text:p>
      <text:p text:style-name="P9"><text:span text:style-name="T2">Repräsentation des Schachbretts durch einen Vektor. Überprüfung der Gültigkeit einer Position innerhalb einer vorgegebenen Spalte durch explizite Prüfung jede </text:span><text:span text:style-name="T1">vorherige</text:span><text:span text:style-name="T2"> Spalte</text:span></text:p>
      <text:p text:style-name="P8"/>
      <text:p text:style-name="P8">Wirth:</text:p>
      <text:p text:style-name="P8">Einführung dreier weiterer Vektoren </text:p>
      <text:p text:style-name="P8"/>
      <text:p text:style-name="P8">Wir sehen, daß in jeder „/“ Diagonalen die Summe der Koordinaten i und j und in jeder „\“-Diagonalen die Differenz i-j für alle Felder gleich ist.</text:p>
      <text:p text:style-name="P8"/>
      <text:p text:style-name="P8">Beispiel: Wenn man von Platz 5 in Zeile 2 ausgehent, dann liegt links darunter der Platz 4 in der Zeilie 3 und rechts darüber der Platz 6 in der Zeile 1</text:p>
      <text:p text:style-name="P8"/>
      <text:p text:style-name="P8">Wir definieren:</text:p>
      <text:p text:style-name="P9"><text:span text:style-name="T3">x</text:span><text:span text:style-name="T7">i</text:span><text:span text:style-name="T3"> = Position der Dame in der i-ten Spalte</text:span></text:p>
      <text:p text:style-name="P9"><text:span text:style-name="T3">a</text:span><text:span text:style-name="T7">j</text:span><text:span text:style-name="T3"> = ´j-te Zeile ist frei´ ( Laufindex für MV_spalte[] )</text:span></text:p>
      <text:p text:style-name="P9"><text:span text:style-name="T3">b</text:span><text:span text:style-name="T7">k</text:span><text:span text:style-name="T3"> = ´k-te /-Diagonale ist frei´ ( Laufindex für MV_li_diag[] : 2.. (2*N-1) );</text:span></text:p>
      <text:p text:style-name="P9"><text:span text:style-name="T3">c</text:span><text:span text:style-name="T7">k</text:span><text:span text:style-name="T3"> = ´k-te \-Diagonale ist frei´ ( Laufindex für MV_re_diag[] : -(N-1) ..(N-1) ); </text:span></text:p>
      <text:p text:style-name="P8"/>
      <text:p text:style-name="P4">3.Verfeinerung</text:p>
      <text:p text:style-name="P8"><text:soft-page-break/>Setze eine Dame in die Zeile n+1 =</text:p>
      <text:p text:style-name="P4">4.Verfeinerung</text:p>
      <text:p text:style-name="P8">Nimm die gesetzte Dame wieder weg =</text:p>
      <text:p text:style-name="P20"/>
      <text:p text:style-name="P3">Lösungszahl als Funktion der Feldgröße N</text:p>
      <text:p text:style-name="P8"/>
      <text:p text:style-name="P16"/>
      <table:table table:name="Tabelle1" table:style-name="Tabelle1">
        <table:table-column table:style-name="Tabelle1.A"/>
        <table:table-column table:style-name="Tabelle1.B"/>
        <table:table-row table:style-name="Tabelle1.1">
          <table:table-cell table:style-name="Tabelle1.A1" office:value-type="string">
            <text:p text:style-name="P12">Feldgröße N</text:p>
          </table:table-cell>
          <table:table-cell table:style-name="Tabelle1.B1" office:value-type="string">
            <text:p text:style-name="P12">Anzahl Lösungen</text:p>
          </table:table-cell>
        </table:table-row>
        <table:table-row table:style-name="Tabelle1.1">
          <table:table-cell table:style-name="Tabelle1.A1" office:value-type="string">
            <text:p text:style-name="P12">1</text:p>
          </table:table-cell>
          <table:table-cell table:style-name="Tabelle1.B1" office:value-type="string">
            <text:p text:style-name="P12">1</text:p>
          </table:table-cell>
        </table:table-row>
        <table:table-row table:style-name="Tabelle1.1">
          <table:table-cell table:style-name="Tabelle1.A1" office:value-type="string">
            <text:p text:style-name="P12">2</text:p>
          </table:table-cell>
          <table:table-cell table:style-name="Tabelle1.B1" office:value-type="string">
            <text:p text:style-name="P12">0</text:p>
          </table:table-cell>
        </table:table-row>
        <table:table-row table:style-name="Tabelle1.1">
          <table:table-cell table:style-name="Tabelle1.A1" office:value-type="string">
            <text:p text:style-name="P12">3</text:p>
          </table:table-cell>
          <table:table-cell table:style-name="Tabelle1.B1" office:value-type="string">
            <text:p text:style-name="P12">0</text:p>
          </table:table-cell>
        </table:table-row>
        <table:table-row table:style-name="Tabelle1.1">
          <table:table-cell table:style-name="Tabelle1.A1" office:value-type="string">
            <text:p text:style-name="P12">4</text:p>
          </table:table-cell>
          <table:table-cell table:style-name="Tabelle1.B1" office:value-type="string">
            <text:p text:style-name="P12">2</text:p>
          </table:table-cell>
        </table:table-row>
        <table:table-row table:style-name="Tabelle1.1">
          <table:table-cell table:style-name="Tabelle1.A1" office:value-type="string">
            <text:p text:style-name="P12">5</text:p>
          </table:table-cell>
          <table:table-cell table:style-name="Tabelle1.B1" office:value-type="string">
            <text:p text:style-name="P12">10</text:p>
          </table:table-cell>
        </table:table-row>
        <table:table-row table:style-name="Tabelle1.1">
          <table:table-cell table:style-name="Tabelle1.A1" office:value-type="string">
            <text:p text:style-name="P12">6</text:p>
          </table:table-cell>
          <table:table-cell table:style-name="Tabelle1.B1" office:value-type="string">
            <text:p text:style-name="P12">4</text:p>
          </table:table-cell>
        </table:table-row>
        <table:table-row table:style-name="Tabelle1.1">
          <table:table-cell table:style-name="Tabelle1.A1" office:value-type="string">
            <text:p text:style-name="P12">7</text:p>
          </table:table-cell>
          <table:table-cell table:style-name="Tabelle1.B1" office:value-type="string">
            <text:p text:style-name="P12">40</text:p>
          </table:table-cell>
        </table:table-row>
        <table:table-row table:style-name="Tabelle1.1">
          <table:table-cell table:style-name="Tabelle1.A1" office:value-type="string">
            <text:p text:style-name="P12">8</text:p>
          </table:table-cell>
          <table:table-cell table:style-name="Tabelle1.B1" office:value-type="string">
            <text:p text:style-name="P12">92</text:p>
          </table:table-cell>
        </table:table-row>
        <table:table-row table:style-name="Tabelle1.1">
          <table:table-cell table:style-name="Tabelle1.A1" office:value-type="string">
            <text:p text:style-name="P12">9</text:p>
          </table:table-cell>
          <table:table-cell table:style-name="Tabelle1.B1" office:value-type="string">
            <text:p text:style-name="P12">352</text:p>
          </table:table-cell>
        </table:table-row>
        <table:table-row table:style-name="Tabelle1.1">
          <table:table-cell table:style-name="Tabelle1.A1" office:value-type="string">
            <text:p text:style-name="P12">10</text:p>
          </table:table-cell>
          <table:table-cell table:style-name="Tabelle1.B1" office:value-type="string">
            <text:p text:style-name="P12">724</text:p>
          </table:table-cell>
        </table:table-row>
        <table:table-row table:style-name="Tabelle1.1">
          <table:table-cell table:style-name="Tabelle1.A1" office:value-type="string">
            <text:p text:style-name="P12">11</text:p>
          </table:table-cell>
          <table:table-cell table:style-name="Tabelle1.B1" office:value-type="string">
            <text:p text:style-name="P12">2680</text:p>
          </table:table-cell>
        </table:table-row>
        <table:table-row table:style-name="Tabelle1.1">
          <table:table-cell table:style-name="Tabelle1.A1" office:value-type="string">
            <text:p text:style-name="P12">12</text:p>
          </table:table-cell>
          <table:table-cell table:style-name="Tabelle1.B1" office:value-type="string">
            <text:p text:style-name="P12">14200</text:p>
          </table:table-cell>
        </table:table-row>
        <table:table-row table:style-name="Tabelle1.1">
          <table:table-cell table:style-name="Tabelle1.A1" office:value-type="string">
            <text:p text:style-name="P12">13</text:p>
          </table:table-cell>
          <table:table-cell table:style-name="Tabelle1.B1" office:value-type="string">
            <text:p text:style-name="P12">73712</text:p>
          </table:table-cell>
        </table:table-row>
        <table:table-row table:style-name="Tabelle1.1">
          <table:table-cell table:style-name="Tabelle1.A1" office:value-type="string">
            <text:p text:style-name="P12">14</text:p>
          </table:table-cell>
          <table:table-cell table:style-name="Tabelle1.B1" office:value-type="string">
            <text:p text:style-name="P12">365596</text:p>
          </table:table-cell>
        </table:table-row>
        <table:table-row table:style-name="Tabelle1.1">
          <table:table-cell table:style-name="Tabelle1.A1" office:value-type="string">
            <text:p text:style-name="P12">15</text:p>
          </table:table-cell>
          <table:table-cell table:style-name="Tabelle1.B1" office:value-type="string">
            <text:p text:style-name="P12">2279184</text:p>
          </table:table-cell>
        </table:table-row>
        <table:table-row table:style-name="Tabelle1.1">
          <table:table-cell table:style-name="Tabelle1.A1" office:value-type="string">
            <text:p text:style-name="P12">16</text:p>
          </table:table-cell>
          <table:table-cell table:style-name="Tabelle1.B1" office:value-type="string">
            <text:p text:style-name="P12">14772512</text:p>
          </table:table-cell>
        </table:table-row>
        <table:table-row table:style-name="Tabelle1.1">
          <table:table-cell table:style-name="Tabelle1.A1" office:value-type="string">
            <text:p text:style-name="P12">17</text:p>
          </table:table-cell>
          <table:table-cell table:style-name="Tabelle1.B1" office:value-type="string">
            <text:p text:style-name="P12">95815104</text:p>
          </table:table-cell>
        </table:table-row>
        <table:table-row table:style-name="Tabelle1.1">
          <table:table-cell table:style-name="Tabelle1.A1" office:value-type="string">
            <text:p text:style-name="P12">18</text:p>
          </table:table-cell>
          <table:table-cell table:style-name="Tabelle1.B1" office:value-type="string">
            <text:p text:style-name="P12">666090624</text:p>
          </table:table-cell>
        </table:table-row>
        <table:table-row table:style-name="Tabelle1.1">
          <table:table-cell table:style-name="Tabelle1.A1" office:value-type="string">
            <text:p text:style-name="P12">19</text:p>
          </table:table-cell>
          <table:table-cell table:style-name="Tabelle1.B1" office:value-type="string">
            <text:p text:style-name="P12">4968057848</text:p>
          </table:table-cell>
        </table:table-row>
        <table:table-row table:style-name="Tabelle1.1">
          <table:table-cell table:style-name="Tabelle1.A1" office:value-type="string">
            <text:p text:style-name="P12">20</text:p>
          </table:table-cell>
          <table:table-cell table:style-name="Tabelle1.B1" office:value-type="string">
            <text:p text:style-name="P12">39029188884</text:p>
          </table:table-cell>
        </table:table-row>
        <table:table-row table:style-name="Tabelle1.1">
          <table:table-cell table:style-name="Tabelle1.A1" office:value-type="string">
            <text:p text:style-name="P12">21</text:p>
          </table:table-cell>
          <table:table-cell table:style-name="Tabelle1.B1" office:value-type="string">
            <text:p text:style-name="P12">314666222712</text:p>
          </table:table-cell>
        </table:table-row>
        <table:table-row table:style-name="Tabelle1.1">
          <table:table-cell table:style-name="Tabelle1.A1" office:value-type="string">
            <text:p text:style-name="P12">22</text:p>
          </table:table-cell>
          <table:table-cell table:style-name="Tabelle1.B1" office:value-type="string">
            <text:p text:style-name="P12">2691008701644</text:p>
          </table:table-cell>
        </table:table-row>
        <table:table-row table:style-name="Tabelle1.1">
          <table:table-cell table:style-name="Tabelle1.A1" office:value-type="string">
            <text:p text:style-name="P12">23</text:p>
          </table:table-cell>
          <table:table-cell table:style-name="Tabelle1.B1" office:value-type="string">
            <text:p text:style-name="P12">24233937684440</text:p>
          </table:table-cell>
        </table:table-row>
      </table:table>
      <text:p text:style-name="P4"/>
      <text:h text:style-name="P25" text:outline-level="1"/>
      <text:h text:style-name="P24" text:outline-level="1">Symmetrien für N=5</text:h>
      <text:p text:style-name="Standard"/>
      <text:p text:style-name="P6"/>
      <text:h text:style-name="P26" text:outline-level="1">Original<text:tab/><text:tab/><text:tab/>Vertikale Spiegelung</text:h>
      <text:h text:style-name="P26" text:outline-level="1">1 <text:s/>. <text:s/>. <text:s/>. <text:s/>.<text:tab/><text:tab/>. <text:s/>. <text:s/>. <text:s/>. <text:s/>1</text:h>
      <text:h text:style-name="P26" text:outline-level="1">. <text:s/>. <text:s/>2 <text:s/>. <text:s/>.<text:tab/><text:tab/>. <text:s/>. <text:s/>2 <text:s/>. <text:s/>.</text:h>
      <text:h text:style-name="P26" text:outline-level="1">. <text:s/>. <text:s/>. <text:s/>. <text:s/>3 <text:s text:c="6"/>3 <text:s/>. <text:s/>. <text:s/>. <text:s/>.</text:h>
      <text:h text:style-name="P26" text:outline-level="1">. <text:s/>4 <text:s/>. <text:s/>. <text:s/>. <text:s text:c="6"/>. <text:s/>. <text:s/>. <text:s/>4 <text:s/>.</text:h>
      <text:h text:style-name="P26" text:outline-level="1">. <text:s/>. <text:s/>. <text:s/>5 <text:s/>. <text:s text:c="6"/>. <text:s/>5 <text:s/>. <text:s/>. <text:s/>.</text:h>
      <text:p text:style-name="P10"/>
      <text:h text:style-name="P26" text:outline-level="1">90° Drehung<text:tab/><text:tab/>Anti-diagonale Spiegelung</text:h>
      <text:h text:style-name="P26" text:outline-level="1">. <text:s/>. <text:s/>. <text:s/>. <text:s/>1 <text:s text:c="6"/>. <text:s/>. <text:s/>3 <text:s/>. <text:s/>.</text:h>
      <text:h text:style-name="P26" text:outline-level="1">. <text:s/>4 <text:s/>. <text:s/>. <text:s/>. <text:s text:c="6"/>5 <text:s/>. <text:s/>. <text:s/>. <text:s/>.</text:h>
      <text:h text:style-name="P26" text:outline-level="1">. <text:s/>. <text:s/>. <text:s/>2 <text:s/>. <text:s text:c="6"/>. <text:s/>. <text:s/>. <text:s/>2 <text:s/>.</text:h>
      <text:h text:style-name="P26" text:outline-level="1">5 <text:s/>. <text:s/>. <text:s/>. <text:s/>. <text:s text:c="6"/>. <text:s/>4 <text:s/>. <text:s/>. <text:s/>.</text:h>
      <text:h text:style-name="P26" text:outline-level="1">. <text:s/>. <text:s/>3 <text:s/>. <text:s/>. <text:s text:c="6"/>. <text:s/>. <text:s/>. <text:s/>. <text:s/>1</text:h>
      <text:h text:style-name="P26" text:outline-level="1"/>
      <text:h text:style-name="P26" text:outline-level="1">180° Drehung<text:tab/><text:tab/>Horizontale Spiegelung</text:h>
      <text:h text:style-name="P26" text:outline-level="1">. <text:s/>5 <text:s/>. <text:s/>. <text:s/>. <text:s text:c="6"/>. <text:s/>. <text:s/>. <text:s/>5 <text:s/>.</text:h>
      <text:h text:style-name="P26" text:outline-level="1">. <text:s/>. <text:s/>. <text:s/>4 <text:s/>. <text:s text:c="6"/>. <text:s/>4 <text:s/>. <text:s/>. <text:s/>.</text:h>
      <text:h text:style-name="P26" text:outline-level="1">3 <text:s/>. <text:s/>. <text:s/>. <text:s/>. <text:s text:c="6"/>. <text:s/>. <text:s/>. <text:s/>. <text:s/>3</text:h>
      <text:h text:style-name="P26" text:outline-level="1">. <text:s/>. <text:s/>2 <text:s/>. <text:s/>. <text:s text:c="6"/>. <text:s/>. <text:s/>2 <text:s/>. <text:s/>.</text:h>
      <text:h text:style-name="P26" text:outline-level="1">. <text:s/>. <text:s/>. <text:s/>. <text:s/>1 <text:s text:c="6"/>1 <text:s/>. <text:s/>. <text:s/>. <text:s/>.</text:h>
      <text:h text:style-name="P26" text:outline-level="1"/>
      <text:h text:style-name="P26" text:outline-level="1">270° Drehung<text:tab/><text:tab/>Diagonale Spiegelung</text:h>
      <text:h text:style-name="P26" text:outline-level="1"><text:s/>. <text:s/>. <text:s/>3 <text:s/>. <text:s/>. <text:s text:c="5"/>1 <text:s/>. <text:s/>. <text:s/>. <text:s/>.</text:h>
      <text:h text:style-name="P26" text:outline-level="1">. <text:s/>. <text:s/>. <text:s/>. <text:s/>5 <text:s text:c="6"/>. <text:s/>. <text:s/>. <text:s/>4 <text:s/>.</text:h>
      <text:h text:style-name="P26" text:outline-level="1">. <text:s/>2 <text:s/>. <text:s/>. <text:s/>. <text:s text:c="6"/>. <text:s/>2 <text:s/>. <text:s/>. <text:s/>.</text:h>
      <text:h text:style-name="P26" text:outline-level="1"><text:s/>. <text:s/>. <text:s/>. <text:s/>4 <text:s/>. <text:s text:c="5"/>. <text:s/>. <text:s/>. <text:s/>. <text:s/>5</text:h>
      <text:h text:style-name="P26" text:outline-level="1">1 <text:s/>. <text:s/>. <text:s/>. <text:s/>. <text:s text:c="6"/>. <text:s/>. <text:s/>3 <text:s/>. <text:s/>.</text:h>
      <text:p text:style-name="P20"/>
      <text:p text:style-name="P3">Lösungen</text:p>
      <text:p text:style-name="P8"/>
      <text:p text:style-name="P8">92 Lösungen</text:p>
      <text:p text:style-name="P8">12 signifikant verschiedene, nicht symmetrische Lösungen.</text:p>
      <text:p text:style-name="P8"/>
      <text:p text:style-name="P9"><text:span text:style-name="T2"><text:s text:c="4"/></text:span><text:span text:style-name="T3">1 <text:s text:c="2"/>5 <text:s text:c="2"/>8 <text:s text:c="2"/>6 <text:s text:c="2"/>3 <text:s text:c="2"/>7 <text:s text:c="2"/>2 <text:s text:c="2"/>4</text:span></text:p>
      <text:p text:style-name="P11"><text:s text:c="3"/>1 <text:s text:c="2"/>6 <text:s text:c="2"/>8 <text:s text:c="2"/>3 <text:s text:c="2"/>7 <text:s text:c="2"/>4 <text:s text:c="2"/>2 <text:s text:c="2"/>5</text:p>
      <text:p text:style-name="P11"><text:s text:c="3"/>1 <text:s text:c="2"/>7 <text:s text:c="2"/>4 <text:s text:c="2"/>6 <text:s text:c="2"/>8 <text:s text:c="2"/>2 <text:s text:c="2"/>5 <text:s text:c="2"/>3</text:p>
      <text:p text:style-name="P11"><text:s text:c="3"/>1 <text:s text:c="2"/>7 <text:s text:c="2"/>5 <text:s text:c="2"/>8 <text:s text:c="2"/>2 <text:s text:c="2"/>4 <text:s text:c="2"/>6 <text:s text:c="2"/>3</text:p>
      <text:p text:style-name="P11"><text:s text:c="3"/>2 <text:s text:c="2"/>4 <text:s text:c="2"/>6 <text:s text:c="2"/>8 <text:s text:c="2"/>3 <text:s text:c="2"/>1 <text:s text:c="2"/>7 <text:s text:c="2"/>5</text:p>
      <text:p text:style-name="P11"><text:s text:c="3"/>2 <text:s text:c="2"/>5 <text:s text:c="2"/>7 <text:s text:c="2"/>1 <text:s text:c="2"/>3 <text:s text:c="2"/>8 <text:s text:c="2"/>6 <text:s text:c="2"/>4</text:p>
      <text:p text:style-name="P11"><text:s text:c="3"/>2 <text:s text:c="2"/>5 <text:s text:c="2"/>7 <text:s text:c="2"/>4 <text:s text:c="2"/>1 <text:s text:c="2"/>8 <text:s text:c="2"/>6 <text:s text:c="2"/>3</text:p>
      <text:p text:style-name="P11"><text:s text:c="3"/>2 <text:s text:c="2"/>6 <text:s text:c="2"/>1 <text:s text:c="2"/>7 <text:s text:c="2"/>4 <text:s text:c="2"/>8 <text:s text:c="2"/>3 <text:s text:c="2"/>5</text:p>
      <text:p text:style-name="P11"><text:s text:c="3"/>2 <text:s text:c="2"/>6 <text:s text:c="2"/>8 <text:s text:c="2"/>3 <text:s text:c="2"/>1 <text:s text:c="2"/>4 <text:s text:c="2"/>7 <text:s text:c="2"/>5</text:p>
      <text:p text:style-name="P11"><text:s text:c="3"/>2 <text:s text:c="2"/>7 <text:s text:c="2"/>3 <text:s text:c="2"/>6 <text:s text:c="2"/>8 <text:s text:c="2"/>5 <text:s text:c="2"/>1 <text:s text:c="2"/>4</text:p>
      <text:p text:style-name="P11"><text:s text:c="3"/>2 <text:s text:c="2"/>7 <text:s text:c="2"/>5 <text:s text:c="2"/>8 <text:s text:c="2"/>1 <text:s text:c="2"/>4 <text:s text:c="2"/>6 <text:s text:c="2"/>3</text:p>
      <text:p text:style-name="P11"><text:s text:c="3"/>2 <text:s text:c="2"/>8 <text:s text:c="2"/>6 <text:s text:c="2"/>1 <text:s text:c="2"/>3 <text:s text:c="2"/>5 <text:s text:c="2"/>7 <text:s text:c="2"/>4</text:p>
      <text:p text:style-name="P13"/>
      <text:p text:style-name="P11">D + + + + + + + <text:s/>1.Lösung (o.k.)</text:p>
      <text:p text:style-name="P11">+ + + + D + + + </text:p>
      <text:p text:style-name="P11">+ + + + + + + D </text:p>
      <text:p text:style-name="P11">+ + + + + D + + </text:p>
      <text:p text:style-name="P11">+ + D + + + + + </text:p>
      <text:p text:style-name="P11">+ + + + + + D + </text:p>
      <text:p text:style-name="P11">+ D + + + + + + </text:p>
      <text:p text:style-name="P11">+ + + D + + + + </text:p>
      <text:p text:style-name="P11"/>
      <text:p text:style-name="P11">D + + + + + + + 1.Lösung (Cooper/Clancy, falscher Algorithmus)</text:p>
      <text:p text:style-name="P11">+ + D + + + + + </text:p>
      <text:p text:style-name="P11">+ + + D + + + + </text:p>
      <text:p text:style-name="P11">+ + + + D + + + </text:p>
      <text:p text:style-name="P11">+ + + + + D + + </text:p>
      <text:p text:style-name="P11">+ + + + + + D + </text:p>
      <text:p text:style-name="P11">+ + + + + + + D </text:p>
      <text:p text:style-name="P11">+ D + + + + + +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eraufgabe SWT2 im SS 99</dc:title>
    <meta:initial-creator>root</meta:initial-creator>
    <meta:creation-date>1999-06-09T15:34:00</meta:creation-date>
    <dc:date>2015-03-15T09:36:33.19</dc:date>
    <meta:print-date>1999-06-15T07:05:00</meta:print-date>
    <meta:editing-cycles>60</meta:editing-cycles>
    <meta:editing-duration>PT11H50M</meta:editing-duration>
    <meta:generator>LibreOffice/3.6$Windows_x86 LibreOffice_project/e183d5b-f8ccaf6-3804794-95b4be8-895629</meta:generator>
    <meta:document-statistic meta:table-count="1" meta:image-count="2" meta:object-count="0" meta:page-count="9" meta:paragraph-count="165" meta:word-count="948" meta:character-count="4557" meta:non-whitespace-character-count="3236"/>
    <meta:user-defined meta:name="Info 1"/>
    <meta:user-defined meta:name="Info 2"/>
    <meta:user-defined meta:name="Info 3"/>
    <meta:user-defined meta:name="Info 4"/>
  </office:meta>
</office:document-meta>
</file>